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800080" fo:font-size="16pt" style:font-size-asian="16pt" style:font-size-complex="16pt"/>
    </style:style>
    <style:style style:name="P3" style:family="paragraph" style:parent-style-name="Standard" style:list-style-name="L3">
      <style:paragraph-properties fo:text-align="justify" style:justify-single-word="false"/>
      <style:text-properties fo:color="#280099" fo:font-weight="bold" style:font-weight-asian="bold" style:font-weight-complex="bold"/>
    </style:style>
    <style:style style:name="P4" style:family="paragraph" style:parent-style-name="Standard">
      <style:paragraph-properties fo:text-align="justify" style:justify-single-word="false"/>
    </style:style>
    <style:style style:name="P5" style:family="paragraph" style:parent-style-name="Standard" style:list-style-name="L3">
      <style:paragraph-properties fo:text-align="justify" style:justify-single-word="false"/>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oteMash: A Voting Application</text:p>
      <text:p text:style-name="P1"/>
      <text:p text:style-name="P4">The application is built using following technologies.</text:p>
      <text:p text:style-name="P4"/>
      <text:list xml:id="list919207934" text:style-name="L3">
        <text:list-item>
          <text:p text:style-name="P3">Google App Engine (Python, webapp2 framework, app engine's data store)</text:p>
          <text:p text:style-name="P5">Google App Engine with python is used for building the entire application. The application uses webapp2 framework and utilizes the app engine's data store to store all the data corresponding to categories and items. </text:p>
        </text:list-item>
        <text:list-item>
          <text:p text:style-name="P3">Git</text:p>
          <text:p text:style-name="P5">Git is used a a source control management tool. The code is regularly committed in the git repository along with the commit messages.</text:p>
        </text:list-item>
        <text:list-item>
          <text:p text:style-name="P3">Jinja templates</text:p>
          <text:p text:style-name="P5">Jinja templates are used to render all the html files generated by the system. The templates makes it easy to keep the core logic of the system separate from its view which allows changing them independent of each other. All the information to be rendered, along with error messages (if any), are done through jinja templat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ujal </meta:initial-creator>
    <meta:creation-date>2012-12-15T02:35:54</meta:creation-date>
    <dc:date>2012-12-15T05:25:23</dc:date>
    <dc:creator>Sujal </dc:creator>
    <meta:editing-duration>PT2H47M44S</meta:editing-duration>
    <meta:editing-cycles>119</meta:editing-cycles>
    <meta:generator>LibreOffice/3.5$Linux_X86_64 LibreOffice_project/350m1$Build-2</meta:generator>
    <meta:document-statistic meta:table-count="0" meta:image-count="0" meta:object-count="0" meta:page-count="1" meta:paragraph-count="8" meta:word-count="140" meta:character-count="765" meta:non-whitespace-character-count="723"/>
  </office:meta>
</office:document-meta>
</file>